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Schräg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textarea-horizontal-align="justify" draw:textarea-vertical-align="middle" draw:auto-grow-height="false" fo:min-height="7.989cm" fo:min-width="7.8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4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2.278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2.278cm"/>
      <style:paragraph-properties style:writing-mode="lr-tb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font-name="FreeSans1" fo:font-size="14pt" fo:font-style="italic" fo:text-shadow="none" style:text-underline-style="none" fo:font-weight="normal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05cm" svg:height="11.651cm" svg:x="4.579cm" svg:y="2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755cm" svg:height="1.824cm" svg:x="4.884cm" svg:y="7.225cm">
          <draw:text-box>
            <text:p><text:span text:style-name="T1">Cinnamon</text:span></text:p>
            <text:p><text:span text:style-name="T1"><text:s text:c="3"/></text:span><text:span text:style-name="T1">64 bit</text:span></text:p>
          </draw:text-box>
        </draw:frame>
        <draw:custom-shape draw:style-name="gr1" draw:text-style-name="P1" draw:layer="layout" svg:width="11.805cm" svg:height="11.651cm" svg:x="4.63cm" svg:y="1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9.172cm" svg:height="3.806cm" svg:x="5.628cm" svg:y="3.336cm">
          <draw:text-box>
            <text:p text:style-name="P3"><text:span text:style-name="T2">zellview </text:span><text:span text:style-name="T2">dimi 3</text:span></text:p>
            <text:p text:style-name="P3"><text:span text:style-name="T2">Release</text:span></text:p>
            <text:p text:style-name="P3"><text:span text:style-name="T2">abba</text:span></text:p>
            <text:p text:style-name="P3"><text:span text:style-name="T2"/></text:p>
          </draw:text-box>
        </draw:frame>
        <draw:frame draw:style-name="gr4" draw:text-style-name="P2" draw:layer="layout" svg:width="3.46cm" svg:height="2.384cm" svg:x="12.669cm" svg:y="7.225cm">
          <draw:text-box>
            <text:p><text:span text:style-name="T1">Februar</text:span></text:p>
            <text:p><text:span text:style-name="T1"><text:s text:c="4"/></text:span><text:span text:style-name="T1">2023</text:span></text:p>
          </draw:text-box>
        </draw:frame>
        <draw:frame draw:style-name="gr5" draw:text-style-name="P6" draw:layer="layout" svg:width="9.3cm" svg:height="2.528cm" svg:x="6cm" svg:y="10.572cm">
          <draw:text-box>
            <text:p text:style-name="P5"><text:span text:style-name="T3">Linux-</text:span><text:span text:style-name="T3">Distribution</text:span></text:p>
            <text:p text:style-name="P5"><text:span text:style-name="T3">based on </text:span></text:p>
            <text:p text:style-name="P5"><text:span text:style-name="T3">Linux mint </text:span><text:span text:style-name="T3">21.1 and </text:span><text:span text:style-name="T3">Ubuntu </text:span><text:span text:style-name="T3">20.04</text:span></text:p>
            <text:p text:style-name="P3"><text:span text:style-name="T3">www.zellview</text:span><text:span text:style-name="T3">.net</text:span></text:p>
          </draw:text-box>
        </draw:frame>
        <draw:frame draw:style-name="gr2" draw:text-style-name="P2" draw:layer="layout" svg:width="3.755cm" svg:height="1.824cm" svg:x="5.055cm" svg:y="19.989cm">
          <draw:text-box>
            <text:p><text:span text:style-name="T1">Cinnamon</text:span></text:p>
            <text:p><text:span text:style-name="T1"><text:s text:c="3"/></text:span><text:span text:style-name="T1">64 bit</text:span></text:p>
          </draw:text-box>
        </draw:frame>
        <draw:frame draw:style-name="gr3" draw:text-style-name="P4" draw:layer="layout" svg:width="9.172cm" svg:height="3.806cm" svg:x="5.799cm" svg:y="16.1cm">
          <draw:text-box>
            <text:p text:style-name="P3"><text:span text:style-name="T2">zellview dimi 3</text:span></text:p>
            <text:p text:style-name="P3"><text:span text:style-name="T2">Release</text:span></text:p>
            <text:p text:style-name="P3"><text:span text:style-name="T2">abba</text:span></text:p>
            <text:p text:style-name="P3"><text:span text:style-name="T2"/></text:p>
          </draw:text-box>
        </draw:frame>
        <draw:frame draw:style-name="gr4" draw:text-style-name="P2" draw:layer="layout" svg:width="3.46cm" svg:height="2.384cm" svg:x="12.84cm" svg:y="19.989cm">
          <draw:text-box>
            <text:p><text:span text:style-name="T1">Februar</text:span></text:p>
            <text:p><text:span text:style-name="T1"><text:s text:c="4"/></text:span><text:span text:style-name="T1">2023</text:span></text:p>
          </draw:text-box>
        </draw:frame>
        <draw:frame draw:style-name="gr6" draw:text-style-name="P6" draw:layer="layout" svg:width="9.3cm" svg:height="2.528cm" svg:x="6.171cm" svg:y="23.336cm">
          <draw:text-box>
            <text:p text:style-name="P5"><text:span text:style-name="T3">Linux-Distribution</text:span></text:p>
            <text:p text:style-name="P5"><text:span text:style-name="T3">based on </text:span></text:p>
            <text:p text:style-name="P5"><text:span text:style-name="T3">Linux mint 21.1 and Ubuntu 20.04</text:span></text:p>
            <text:p text:style-name="P3"><text:span text:style-name="T3">www.zellview.n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Schräg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17:51:17.960021041</meta:creation-date>
    <dc:date>2023-02-13T00:32:52.431311227</dc:date>
    <meta:editing-duration>PT12M55S</meta:editing-duration>
    <meta:editing-cycles>5</meta:editing-cycles>
    <meta:generator>LibreOffice/6.4.7.2$Linux_X86_64 LibreOffice_project/40$Build-2</meta:generator>
    <meta:document-statistic meta:object-count="10"/>
  </office:meta>
</office:document-meta>
</file>